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BufferConverterTests.byteArrayToByt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therTypeToByteArrayConverter.convert( OtherTyp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fferConverterTests.byteBufferTo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therType.OtherType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fferConverterTests.byteBufferToByt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BufferConverterTests.otherTypeToByt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yteBufferConver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yteArrayToOtherTypeConverter.convert( byte [ ]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fferConverterTests.byteBufferToOth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